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6699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6699CC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6699CC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6699C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CCCCCC"/>
    </style:style>
    <style:style style:name="ce20" style:family="table-cell" style:parent-style-name="Default" style:data-style-name="N0">
      <style:table-cell-properties fo:border="thin solid #CCCCCC" style:vertical-align="top" fo:wrap-option="wrap" fo:background-color="#CCCCCC" style:repeat-content="false"/>
      <style:paragraph-properties fo:text-align="center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FFFFFF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CCCCCC" fo:border-right="thin solid #CCCCCC" fo:background-color="#CCCCC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n solid #FFFFFF" style:vertical-align="top" fo:wrap-option="wrap" fo:background-color="transparent" style:repeat-content="false"/>
      <style:paragraph-properties fo:text-align="end" fo:margin-right="0cm"/>
      <style:text-properties fo:color="#CC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fo:color="#CC0000" style:font-name="Calibri" style:font-name-asian="Calibri" style:font-name-complex="Calibri"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thin solid #000000" fo:border-bottom="thin solid #FFFFFF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19">
      <style:table-cell-properties fo:border-top="thin solid #FFFFFF" fo:border-bottom="thin solid #000000" fo:border-left="thin solid #FFFFFF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000000" fo:border-bottom="thin solid #FFFFFF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top="thin solid #000000" fo:border-bottom="thin solid #CCCCCC" fo:border-left="thin solid #CCCCCC" fo:border-right="thin solid #CCCCCC" fo:background-color="#CCCCCC"/>
    </style:style>
    <style:style style:name="ce35" style:family="table-cell" style:parent-style-name="Default" style:data-style-name="N0">
      <style:table-cell-properties fo:border-top="thin solid #CCCCCC" fo:border-bottom="thin solid #000000" fo:border-left="thin solid #CCCCCC" fo:border-right="thin solid #CCCCCC" style:vertical-align="top" fo:wrap-option="wrap" fo:background-color="#CCCCCC" style:repeat-content="false"/>
      <style:paragraph-properties fo:text-align="start" fo:margin-left="0cm"/>
      <style:text-properties fo:color="#CCCCCC"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top="thin solid #000000" fo:border-bottom="none" fo:border-left="thin solid #CCCCCC" fo:border-right="thin solid #CCCCCC" fo:background-color="#CCCCC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CC33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CC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6.1383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80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20pt" style:use-optimal-row-height="true" fo:break-before="auto"/>
    </style:style>
    <style:style style:name="ro10" style:family="table-row">
      <style:table-row-properties style:row-height="150pt" style:use-optimal-row-height="true" fo:break-before="auto"/>
    </style:style>
    <style:style style:name="ro11" style:family="table-row">
      <style:table-row-properties style:row-height="195pt" style:use-optimal-row-height="true" fo:break-before="auto"/>
    </style:style>
    <style:style style:name="ro12" style:family="table-row">
      <style:table-row-properties style:row-height="210pt" style:use-optimal-row-height="tru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  <style:map style:condition="of:is-true-formula(ISEVEN(ROW()))" style:apply-style-name="cf1" style:base-cell-address="Sheet1.B20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/>
      <style:map style:condition="of:is-true-formula(ISEVEN(ROW()))" style:apply-style-name="cf1" style:base-cell-address="Sheet1.B20"/>
    </style:style>
    <style:style style:name="ce39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/>
      <style:map style:condition="of:is-true-formula(ISEVEN(ROW()))" style:apply-style-name="cf1" style:base-cell-address="Sheet1.B20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/>
      <style:map style:condition="of:is-true-formula(ISEVEN(ROW()))" style:apply-style-name="cf1" style:base-cell-address="Sheet1.B20"/>
    </style:style>
    <style:style style:name="ce41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/>
      <style:map style:condition="of:is-true-formula(ISEVEN(ROW()))" style:apply-style-name="cf1" style:base-cell-address="Sheet1.B20"/>
    </style:style>
    <style:style style:name="ce4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  <style:map style:condition="of:is-true-formula(ISEVEN(ROW()))" style:apply-style-name="cf1" style:base-cell-address="Sheet1.B20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3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1" table:default-cell-style-name="ce13"/>
        <table:table-column table:style-name="co9" table:number-columns-repeated="1015" table:default-cell-style-name="ce2" table:visibility="collapse"/>
        <table:table-column table:style-name="co10" table:number-columns-repeated="15360" table:default-cell-style-name="ce1"/>
        <table:table-row table:style-name="ro1">
          <table:table-cell table:number-columns-spanned="1" table:number-rows-spanned="73" table:style-name="ce19"/>
          <table:table-cell office:value-type="string" table:number-columns-spanned="7" table:number-rows-spanned="1" table:style-name="ce20">
            <text:p>Ship Manager Test Cases</text:p>
          </table:table-cell>
          <table:covered-table-cell table:number-columns-repeated="6"/>
          <table:table-cell table:number-columns-spanned="1" table:number-rows-spanned="73" table:style-name="ce19"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19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1">
            <text:p>About</text:p>
          </table:table-cell>
          <table:covered-table-cell/>
          <table:table-cell office:value-type="string" table:number-columns-spanned="5" table:number-rows-spanned="1" table:style-name="ce22">
            <text:p>These test cases test only the basic functionality of the OOPD 2019 Semester 1 assignment. For all user input<text:s/><text:span text:style-name="T3">you<text:s/></text:span><text:span text:style-name="T3">should develop<text:s/></text:span><text:span text:style-name="T3">additional tests</text:span><text:span text:style-name="T4"><text:s/></text:span><text:span text:style-name="T4">that test invalid<text:s/></text:span><text:span text:style-name="T4">values.</text:span><text:s/>For numbers, these invalid tests should include a valid value, the edge case (the lowest/highest valid value) a number lower than lowest and a number higher than the highest. For string inputs (including the filename) you should test a valid string, an input of only spaces, inputs including numbers and other special characters.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19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1">
            <text:p>Behaviour Allowances:</text:p>
          </table:table-cell>
          <table:covered-table-cell/>
          <table:table-cell office:value-type="string" table:number-columns-spanned="5" table:number-rows-spanned="1" table:style-name="ce22">
            <text:p>The expected behaviour is a guideline, slight differences in students individual approaches may result in slightly different behaviour. You need to interpret the results to see if you are actually failing the test. For Example:</text:p>
            <text:p>Constructing an output string in the reverse order of the expected is perfectly acceptable.</text:p>
            <text:p>Advanced (optional) filtering of duplicates so that a ship appears once, instead of each pair appearing once is also acceptable.</text:p>
            <text:p>Having the wrong duration for Calc Duration is probably not acceptable.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23"/>
          <table:covered-table-cell table:number-columns-repeated="6"/>
          <table:covered-table-cell/>
          <table:table-cell table:number-columns-repeated="16375"/>
        </table:table-row>
        <table:table-row table:style-name="ro3">
          <table:covered-table-cell/>
          <table:table-cell office:value-type="string" table:number-columns-spanned="2" table:number-rows-spanned="1" table:style-name="ce24">
            <text:p>Disclaimer:</text:p>
          </table:table-cell>
          <table:covered-table-cell/>
          <table:table-cell office:value-type="string" table:number-columns-spanned="5" table:number-rows-spanned="1" table:style-name="ce25">
            <text:p>These test cases are a hand generated design. If your actual behaviour is incorrect and it seems like a typo in the input files or in the test design then it may be. Based on the category use your best judgement to adjust the output/input as needed. These should be minor fixes not gratuitous changes.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1">
            <text:p>Test Data:</text:p>
          </table:table-cell>
          <table:covered-table-cell/>
          <table:table-cell office:value-type="string" table:number-columns-spanned="5" table:number-rows-spanned="1" table:style-name="ce22">
            <text:p>The demonstrations will involve a combination of valid and invalid tests, the test data used in the demonstrations<text:s/><text:span text:style-name="T5">WILL BE DIFFERENT</text:span><text:span text:style-name="T1"><text:s/></text:span><text:span text:style-name="T1">to the test data<text:s/></text:span><text:span text:style-name="T1">used here. Do no try<text:s/></text:span><text:span text:style-name="T1">to hard code any<text:s/></text:span><text:span text:style-name="T1">results just to pass<text:s/></text:span><text:span text:style-name="T1">these tests.</text:span>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19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6">
            <text:p>Test Design Date:</text:p>
          </table:table-cell>
          <table:covered-table-cell/>
          <table:table-cell office:value-type="date" office:date-value="2019-05-24T00:00:00" table:number-columns-spanned="5" table:number-rows-spanned="1" table:style-name="ce27">
            <text:p>24/05/19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8">
            <text:p>Test Execution Date:</text:p>
          </table:table-cell>
          <table:covered-table-cell/>
          <table:table-cell office:value-type="date" office:date-value="2019-05-27T00:00:00" table:number-columns-spanned="5" table:number-rows-spanned="1" table:style-name="ce29">
            <text:p>27/05/2019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19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6">
            <text:p>Total Execution Runs:</text:p>
          </table:table-cell>
          <table:covered-table-cell/>
          <table:table-cell office:value-type="float" office:value="8" table:number-columns-spanned="5" table:number-rows-spanned="1" table:style-name="ce30">
            <text:p>8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31">
            <text:p>Total Tests:</text:p>
          </table:table-cell>
          <table:covered-table-cell/>
          <table:table-cell office:value-type="string" table:number-columns-spanned="5" table:number-rows-spanned="1" table:style-name="ce32">
            <text:p>20/31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number-columns-spanned="2" table:number-rows-spanned="1" table:style-name="ce28">
            <text:p>Tests Failed:</text:p>
          </table:table-cell>
          <table:covered-table-cell/>
          <table:table-cell office:value-type="string" table:number-columns-spanned="5" table:number-rows-spanned="1" table:style-name="ce33">
            <text:p>3.1, 5.1, 5.2, 5.3, 7.1</text:p>
          </table:table-cell>
          <table:covered-table-cell table:number-columns-repeated="4"/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34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float" office:value="31" table:formula="of:=COUNT([.B19:.B73])" table:number-columns-spanned="7" table:number-rows-spanned="1" table:style-name="ce35">
            <text:p>31</text:p>
          </table:table-cell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1.1000000000000001" table:style-name="ce37">
            <text:p>1.1</text:p>
          </table:table-cell>
          <table:table-cell office:value-type="string" table:style-name="ce38">
            <text:p>Valid – simple</text:p>
          </table:table-cell>
          <table:table-cell office:value-type="string" table:style-name="ce39">
            <text:p>Input Submarine</text:p>
          </table:table-cell>
          <table:table-cell office:value-type="string" table:style-name="ce40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5">
          <table:covered-table-cell/>
          <table:table-cell office:value-type="float" office:value="1.2" table:style-name="ce37">
            <text:p>1.2</text:p>
          </table:table-cell>
          <table:table-cell table:style-name="ce41"/>
          <table:table-cell office:value-type="string" table:style-name="ce39">
            <text:p>Input FighterJet</text:p>
          </table:table-cell>
          <table:table-cell office:value-type="string" table:style-name="ce40">
            <text:p>SerialNum: 197.542</text:p>
            <text:p>Year:1998</text:p>
            <text:p>Cylinders:8</text:p>
            <text:p>Fuel:Battery</text:p>
            <text:p>Wingspan: 5.67</text:p>
            <text:p>Ordnance: Homing Missiles</text:p>
          </table:table-cell>
          <table:table-cell office:value-type="string" table:style-name="ce40">
            <text:p>FighterJet added successfully</text:p>
          </table:table-cell>
          <table:table-cell office:value-type="string" table:style-name="ce40">
            <text:p>FighterJet added successfully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6">
          <table:covered-table-cell/>
          <table:table-cell office:value-type="float" office:value="1.3" table:style-name="ce37">
            <text:p>1.3</text:p>
          </table:table-cell>
          <table:table-cell table:style-name="ce41"/>
          <table:table-cell office:value-type="string" table:style-name="ce39">
            <text:p>View Ships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“The ship 256.001 was commissioned in 1952, its engine has 4 cylinders and runs on bio fuel. It is a submarine with a steel hull and a max depth of -252.52 meters.</text:p>
            <text:p>The ship 197.542 was commissioned in 1998, its engine has 8 cylinders and runs on Battery fuel. It is a fighter jet with a wing span of 5.67 meters and equipped with Homing Missiles.”</text:p>
          </table:table-cell>
          <table:table-cell office:value-type="string" table:style-name="ce39">
            <text:p>"The ship 256.001 was comissioned in 1952. Its engine has 4 cylinders and runs on bio. It is a submarine with a steel hull and has a max depth of -252.52 metres.</text:p>
            <text:p/>
            <text:p>The ship 197.542 was comissioned in 1998. Its engine has 8 cylinders and runs on battery. It is a fighter jet with a Homing Missiles ordnance and has a wing span of 5.67 metre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office:value-type="float" office:value="1.4" table:style-name="ce37">
            <text:p>1.4</text:p>
          </table:table-cell>
          <table:table-cell table:style-name="ce41"/>
          <table:table-cell office:value-type="string" table:style-name="ce39">
            <text:p>Find Duplicates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“There are no duplicate ships”</text:p>
          </table:table-cell>
          <table:table-cell office:value-type="string" table:style-name="ce39">
            <text:p>"No more duplicate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7">
          <table:covered-table-cell/>
          <table:table-cell office:value-type="float" office:value="1.5" table:style-name="ce37">
            <text:p>1.5</text:p>
          </table:table-cell>
          <table:table-cell table:style-name="ce41"/>
          <table:table-cell office:value-type="string" table:style-name="ce39">
            <text:p>Calc Duration</text:p>
          </table:table-cell>
          <table:table-cell office:value-type="string" table:style-name="ce40">
            <text:p>Distance: 252</text:p>
          </table:table-cell>
          <table:table-cell office:value-type="string" table:style-name="ce40">
            <text:p>“Fighter Jet 197.542: 0.03 hours”</text:p>
            <text:p>Output format may vary slightly.</text:p>
          </table:table-cell>
          <table:table-cell office:value-type="string" table:style-name="ce39">
            <text:p>"The fastest ship is a fighter jet with serial number of 197.542. It covers a distance of 252 metres in 0.04 second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7">
          <table:covered-table-cell/>
          <table:table-cell office:value-type="float" office:value="1.6" table:style-name="ce37">
            <text:p>1.6</text:p>
          </table:table-cell>
          <table:table-cell table:style-name="ce41"/>
          <table:table-cell office:value-type="string" table:style-name="ce39">
            <text:p>Save</text:p>
          </table:table-cell>
          <table:table-cell office:value-type="string" table:style-name="ce40">
            <text:p>Filename: Test1basic.csv</text:p>
          </table:table-cell>
          <table:table-cell office:value-type="string" table:style-name="ce40">
            <text:p>File Contents:</text:p>
            <text:p>S,256.001,1952,4,BIO,STEEl,-252.52</text:p>
            <text:p>F,197.542,1998,8,BATTERY,5.67,Homing Missiles</text:p>
          </table:table-cell>
          <table:table-cell office:value-type="string" table:style-name="ce39">
            <text:p>"The fastest ship is a fighter jet with serial number of 197.542. It covers a distance of 252 metres in 0.04 second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2.1" table:style-name="ce37">
            <text:p>2.1</text:p>
          </table:table-cell>
          <table:table-cell office:value-type="string" table:style-name="ce41">
            <text:p>Full Behaviour – Valid File</text:p>
          </table:table-cell>
          <table:table-cell office:value-type="string" table:style-name="ce39">
            <text:p>Add Submarine</text:p>
          </table:table-cell>
          <table:table-cell office:value-type="string" table:style-name="ce40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7">
          <table:covered-table-cell/>
          <table:table-cell office:value-type="float" office:value="2.2000000000000002" table:style-name="ce37">
            <text:p>2.2</text:p>
          </table:table-cell>
          <table:table-cell table:style-name="ce41"/>
          <table:table-cell office:value-type="string" table:style-name="ce39">
            <text:p>Load File</text:p>
          </table:table-cell>
          <table:table-cell office:value-type="string" table:style-name="ce40">
            <text:p>FileName: spec.csv</text:p>
          </table:table-cell>
          <table:table-cell office:value-type="string" table:style-name="ce40">
            <text:p>All 5 ships loaded successfully. This may involve n output, or outputting the number of ships added or other meaningful alternative.<text:s/></text:p>
          </table:table-cell>
          <table:table-cell office:value-type="string" table:style-name="ce40">
            <text:p>All 5 ships loaded successfully.<text:s/>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8">
          <table:covered-table-cell/>
          <table:table-cell office:value-type="float" office:value="2.2999999999999998" table:style-name="ce37">
            <text:p>2.3</text:p>
          </table:table-cell>
          <table:table-cell table:style-name="ce41"/>
          <table:table-cell office:value-type="string" table:style-name="ce39">
            <text:p>View Ships</text:p>
          </table:table-cell>
          <table:table-cell table:style-name="ce40"/>
          <table:table-cell office:value-type="string" table:style-name="ce40">
            <text:p><text:span text:style-name="T6">“</text:span><text:span text:style-name="T6">The ship 256.001<text:s/></text:span><text:span text:style-name="T6">was commissioned<text:s/></text:span><text:span text:style-name="T6">in 1952, its engine<text:s/></text:span><text:span text:style-name="T6">has 4 cylinders and</text:span><text:span text:style-name="T6"/></text:p>
            <text:p><text:span text:style-name="T6">runs on bio fuel. It is<text:s/></text:span><text:span text:style-name="T6">a submarine with a<text:s/></text:span><text:span text:style-name="T6">steel hull and a</text:span><text:span text:style-name="T6"/></text:p>
            <text:p><text:span text:style-name="T6">max depth of<text:s/></text:span><text:span text:style-name="T6">-252.52 meters.</text:span><text:span text:style-name="T6"/></text:p>
            <text:p><text:span text:style-name="T6">The ship 171.025<text:s/></text:span><text:span text:style-name="T6">was commissioned<text:s/></text:span><text:span text:style-name="T6">in 1993, its engine<text:s/></text:span><text:span text:style-name="T6">has 12 cylinders and</text:span><text:span text:style-name="T6"/></text:p>
            <text:p><text:span text:style-name="T6">runs on diesel fuel.<text:s/></text:span><text:span text:style-name="T6">It is a submarine<text:s/></text:span><text:span text:style-name="T6">with a alloy hull and<text:s/></text:span><text:span text:style-name="T6">a</text:span><text:span text:style-name="T6"/></text:p>
            <text:p><text:span text:style-name="T6">max depth of<text:s/></text:span><text:span text:style-name="T6">-376.16 meters.</text:span><text:span text:style-name="T6"/></text:p>
            <text:p><text:span text:style-name="T6">The ship 197.542<text:s/></text:span><text:span text:style-name="T6">was commissioned<text:s/></text:span><text:span text:style-name="T6">in 1998, its engine<text:s/></text:span><text:span text:style-name="T6">has 8 cylinders and</text:span><text:span text:style-name="T6"/></text:p>
            <text:p><text:span text:style-name="T6">runs on a battery. It<text:s/></text:span><text:span text:style-name="T6">is a fighter jet with a<text:s/></text:span><text:span text:style-name="T6">wing span of 5.67<text:s/></text:span><text:span text:style-name="T6">meters</text:span><text:span text:style-name="T6"/></text:p>
            <text:p><text:span text:style-name="T6">and equipped with<text:s/></text:span><text:span text:style-name="T6">10 mark 8<text:s/></text:span><text:span text:style-name="T6">torpedoes.</text:span><text:span text:style-name="T6"/></text:p>
            <text:p><text:span text:style-name="T6">The ship 282.678<text:s/></text:span><text:span text:style-name="T6">was commissioned<text:s/></text:span><text:span text:style-name="T6">in 2012, its engine<text:s/></text:span><text:span text:style-name="T6">has 16 cylinders and</text:span><text:span text:style-name="T6"/></text:p>
            <text:p><text:span text:style-name="T6">runs on bio fuel. It is<text:s/></text:span><text:span text:style-name="T6">a fighter jet with a<text:s/></text:span><text:span text:style-name="T6">wing span of 12.36<text:s/></text:span><text:span text:style-name="T6">meters</text:span><text:span text:style-name="T6"/></text:p>
            <text:p><text:span text:style-name="T6">and equipped with<text:s/></text:span><text:span text:style-name="T6">phaser cannons and<text:s/></text:span><text:span text:style-name="T6">15 homing<text:s/></text:span><text:span text:style-name="T6">missiles.”</text:span></text:p>
          </table:table-cell>
          <table:table-cell office:value-type="string" table:style-name="ce39">
            <text:p>"The ship 256.001 was comissioned in 1952. Its engine has 4 cylinders and runs on bio. It is a submarine with a steel hull and has a max depth of -252.52 metres.</text:p>
            <text:p/>
            <text:p>The ship 256.001 was comissioned in 1952. Its engine has 4 cylinders and runs on bio. It is a submarine with a steel hull and has a max depth of -252.52 metres.</text:p>
            <text:p/>
            <text:p>The ship 197.542 was comissioned in 1998. Its engine has 8 cylinders and runs on battery. It is a fighter jet with a 10 mark 8 torpedoes ordnance and has a wing span of 5.67 metres.</text:p>
            <text:p/>
            <text:p>The ship 282.678 was comissioned in 2012. Its engine has 16 cylinders and runs on bio. It is a fighter jet with a phaser cannons and 15 homing missiles ordnance and has a wing span of 10.15 metres.</text:p>
            <text:p/>
            <text:p>The ship 171.025 was comissioned in 1993. Its engine has 12 cylinders and runs on diesel. It is a submarine with a alloy hull and has a max depth of -376.16 metres.</text:p>
            <text:p/>
            <text:p>The ship 282.678 was comissioned in 2012. Its engine has 16 cylinders and runs on bio. It is a fighter jet with a phaser cannons and 15 homing missiles ordnance and has a wing span of 10.15 metre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9">
          <table:covered-table-cell/>
          <table:table-cell office:value-type="float" office:value="2.4" table:style-name="ce37">
            <text:p>2.4</text:p>
          </table:table-cell>
          <table:table-cell table:style-name="ce41"/>
          <table:table-cell office:value-type="string" table:style-name="ce39">
            <text:p>Find Duplicates</text:p>
          </table:table-cell>
          <table:table-cell table:style-name="ce40"/>
          <table:table-cell office:value-type="string" table:style-name="ce40">
            <text:p><text:span text:style-name="T6">“</text:span><text:span text:style-name="T6">The ship 282.678<text:s/></text:span><text:span text:style-name="T6">was commissioned<text:s/></text:span><text:span text:style-name="T6">in 2012, its engine<text:s/></text:span><text:span text:style-name="T6">has 16 cylinders and<text:s/></text:span><text:span text:style-name="T6">runs on bio fuel. It is<text:s/></text:span><text:span text:style-name="T6">a fighter jet with a<text:s/></text:span><text:span text:style-name="T6">wing span of 10.15<text:s/></text:span><text:span text:style-name="T6">meters</text:span><text:span text:style-name="T6"/></text:p>
            <text:p><text:span text:style-name="T6">and equipped with<text:s/></text:span><text:span text:style-name="T6">phaser cannons and<text:s/></text:span><text:span text:style-name="T6">15 homing<text:s/></text:span><text:span text:style-name="T6">missiles.”</text:span></text:p>
          </table:table-cell>
          <table:table-cell office:value-type="string" table:style-name="ce39">
            <text:p>"Duplicate ship occuring at positions 3 and 5. Details: The ship 282.678 was comissioned in 2012. Its engine has 16 cylinders and runs on bio. It is a fighter jet with a phaser cannons and 15 homing missiles ordnance and has a wing span of 10.15 metre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7">
          <table:covered-table-cell/>
          <table:table-cell office:value-type="float" office:value="2.5" table:style-name="ce37">
            <text:p>2.5</text:p>
          </table:table-cell>
          <table:table-cell table:style-name="ce41"/>
          <table:table-cell office:value-type="string" table:style-name="ce39">
            <text:p>Calc Duration</text:p>
          </table:table-cell>
          <table:table-cell office:value-type="string" table:style-name="ce40">
            <text:p>Distance: 252</text:p>
          </table:table-cell>
          <table:table-cell office:value-type="string" table:style-name="ce40">
            <text:p>“Fighter Jet 282.678: 0.01 hours”</text:p>
          </table:table-cell>
          <table:table-cell office:value-type="string" table:style-name="ce39">
            <text:p>"The fastest ship is a fighter jet with serial number of 282.678. It covers a distance of 252 metres in 0.01 seconds.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10">
          <table:covered-table-cell/>
          <table:table-cell office:value-type="float" office:value="3.1" table:style-name="ce37">
            <text:p>3.1</text:p>
          </table:table-cell>
          <table:table-cell office:value-type="string" table:style-name="ce41">
            <text:p>Full behaviour – Some invalid file lines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File Name: shipsInvalid.csv</text:p>
            <text:p/>
            <text:p>File Summary:</text:p>
            <text:p>12 unique valid ships,</text:p>
            <text:p>18 valid ships</text:p>
            <text:p>12 invalid ships</text:p>
            <text:p>4 incorrectly formatted lines</text:p>
            <text:p/>
          </table:table-cell>
          <table:table-cell office:value-type="string" table:style-name="ce40">
            <text:p>18 ships added</text:p>
          </table:table-cell>
          <table:table-cell office:value-type="string" table:style-name="ce39">
            <text:p>not all ships could be added: "ERROR: java.lang.IllegalArgumentException: Invalid hull within file."</text:p>
          </table:table-cell>
          <table:table-cell office:value-type="string" table:style-name="ce39">
            <text:p>F</text:p>
          </table:table-cell>
          <table:covered-table-cell/>
          <table:table-cell table:number-columns-repeated="16375"/>
        </table:table-row>
        <table:table-row table:style-name="ro10">
          <table:covered-table-cell/>
          <table:table-cell office:value-type="float" office:value="3.2" table:style-name="ce37">
            <text:p>3.2</text:p>
          </table:table-cell>
          <table:table-cell table:style-name="ce41"/>
          <table:table-cell office:value-type="string" table:style-name="ce39">
            <text:p>Find Duplicates</text:p>
          </table:table-cell>
          <table:table-cell table:style-name="ce40"/>
          <table:table-cell office:value-type="string" table:style-name="ce40">
            <text:p>197.542 toString (printed 3 times)</text:p>
            <text:p/>
            <text:p>156.010 toString (printed 6 times)</text:p>
            <text:p/>
            <text:p>181.205 toString (printed once)</text:p>
            <text:p/>
            <text:p>If you are taking the option advanced route for duplicate matching, you may just print each toString once.</text:p>
            <text:p/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11">
          <table:covered-table-cell/>
          <table:table-cell office:value-type="float" office:value="3.3" table:style-name="ce37">
            <text:p>3.3</text:p>
          </table:table-cell>
          <table:table-cell table:style-name="ce41"/>
          <table:table-cell office:value-type="string" table:style-name="ce39">
            <text:p>View Ships</text:p>
          </table:table-cell>
          <table:table-cell table:style-name="ce40"/>
          <table:table-cell office:value-type="string" table:style-name="ce40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3.4" table:style-name="ce37">
            <text:p>3.4</text:p>
          </table:table-cell>
          <table:table-cell table:style-name="ce41"/>
          <table:table-cell office:value-type="string" table:style-name="ce39">
            <text:p>Add Submarine</text:p>
          </table:table-cell>
          <table:table-cell office:value-type="string" table:style-name="ce40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office:value-type="string" table:style-name="ce40">
            <text:p>Submarine added successfully</text:p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12">
          <table:covered-table-cell/>
          <table:table-cell office:value-type="float" office:value="3.5" table:style-name="ce37">
            <text:p>3.5</text:p>
          </table:table-cell>
          <table:table-cell table:style-name="ce41"/>
          <table:table-cell office:value-type="string" table:style-name="ce39">
            <text:p>View Ships</text:p>
          </table:table-cell>
          <table:table-cell table:style-name="ce40"/>
          <table:table-cell office:value-type="string" table:style-name="ce40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  <text:p>298.657</text:p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office:value-type="float" office:value="3.6" table:style-name="ce37">
            <text:p>3.6</text:p>
          </table:table-cell>
          <table:table-cell table:style-name="ce41"/>
          <table:table-cell office:value-type="string" table:style-name="ce39">
            <text:p>Destination Check</text:p>
          </table:table-cell>
          <table:table-cell office:value-type="float" office:value="1800" table:style-name="ce40">
            <text:p>1800</text:p>
          </table:table-cell>
          <table:table-cell office:value-type="string" table:style-name="ce40">
            <text:p>“Fighter Jet 282.678: 0.06 hours”</text:p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5">
          <table:covered-table-cell/>
          <table:table-cell office:value-type="float" office:value="3.7" table:style-name="ce37">
            <text:p>3.7</text:p>
          </table:table-cell>
          <table:table-cell table:style-name="ce41"/>
          <table:table-cell office:value-type="string" table:style-name="ce39">
            <text:p>Save</text:p>
          </table:table-cell>
          <table:table-cell table:style-name="ce40"/>
          <table:table-cell office:value-type="string" table:style-name="ce40">
            <text:p>Similar format to saved.csv, you may or may not have padded the serial number zeros</text:p>
            <text:p/>
            <text:p>Your order may be slightly different, but all the same ships should exist (same number of lines)</text:p>
          </table:table-cell>
          <table:table-cell table:style-name="ce39"/>
          <table:table-cell office:value-type="string" table:style-name="ce39">
            <text:p>N/A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13">
          <table:covered-table-cell/>
          <table:table-cell office:value-type="float" office:value="4.0999999999999996" table:style-name="ce37">
            <text:p>4.1</text:p>
          </table:table-cell>
          <table:table-cell office:value-type="string" table:style-name="ce41">
            <text:p>Fill ShipStorage – File Input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Input Name: full.csv</text:p>
            <text:p/>
          </table:table-cell>
          <table:table-cell office:value-type="string" table:style-name="ce40">
            <text:p>29 ships added</text:p>
          </table:table-cell>
          <table:table-cell office:value-type="string" table:style-name="ce40">
            <text:p>29 ships added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4.2" table:style-name="ce37">
            <text:p>4.2</text:p>
          </table:table-cell>
          <table:table-cell table:style-name="ce41"/>
          <table:table-cell office:value-type="string" table:style-name="ce39">
            <text:p>Load File</text:p>
          </table:table-cell>
          <table:table-cell office:value-type="string" table:style-name="ce40">
            <text:p>Input Name: spec.csv</text:p>
          </table:table-cell>
          <table:table-cell office:value-type="string" table:style-name="ce40">
            <text:p>1 ship added + error message about ship storage being full.</text:p>
            <text:p/>
            <text:p>Your error message pay print out once and stop processing the rest of the file or may print out 4 times, once for each extra ship.</text:p>
          </table:table-cell>
          <table:table-cell office:value-type="string" table:style-name="ce40">
            <text:p>1 ship added + "ERROR: java.lang.IllegalArgumentException: Invalid: no more space in Ship array"</text:p>
            <text:p/>
            <text:p/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13">
          <table:covered-table-cell/>
          <table:table-cell office:value-type="float" office:value="4.3" table:style-name="ce37">
            <text:p>4.3</text:p>
          </table:table-cell>
          <table:table-cell table:style-name="ce41"/>
          <table:table-cell office:value-type="string" table:style-name="ce39">
            <text:p>View</text:p>
          </table:table-cell>
          <table:table-cell table:style-name="ce40"/>
          <table:table-cell office:value-type="string" table:style-name="ce40">
            <text:p>All 29 ships from full.csv + the first ship from spec.csv</text:p>
          </table:table-cell>
          <table:table-cell office:value-type="string" table:style-name="ce40">
            <text:p>All 29 ships from full.csv + the first ship from spec.csv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5">
          <table:covered-table-cell/>
          <table:table-cell office:value-type="float" office:value="5.0999999999999996" table:style-name="ce37">
            <text:p>5.1</text:p>
          </table:table-cell>
          <table:table-cell office:value-type="string" table:style-name="ce41">
            <text:p>Fill ShipStorage – User Input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File Name: full.csv</text:p>
            <text:p/>
            <text:p>File Summary:</text:p>
            <text:p>12 unique valid ships,</text:p>
            <text:p>18 valid ships</text:p>
            <text:p>12 invalid ships</text:p>
            <text:p/>
          </table:table-cell>
          <table:table-cell office:value-type="string" table:style-name="ce40">
            <text:p>29 ships added</text:p>
          </table:table-cell>
          <table:table-cell office:value-type="string" table:style-name="ce40">
            <text:p>29 ships added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5.2" table:style-name="ce37">
            <text:p>5.2</text:p>
          </table:table-cell>
          <table:table-cell table:style-name="ce41"/>
          <table:table-cell office:value-type="string" table:style-name="ce39">
            <text:p>Add Submarine</text:p>
          </table:table-cell>
          <table:table-cell office:value-type="string" table:style-name="ce40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40">
            <text:p>Submarine added successfully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5.3" table:style-name="ce37">
            <text:p>5.3</text:p>
          </table:table-cell>
          <table:table-cell table:style-name="ce41"/>
          <table:table-cell office:value-type="string" table:style-name="ce39">
            <text:p>Add Submarine</text:p>
          </table:table-cell>
          <table:table-cell office:value-type="string" table:style-name="ce40">
            <text:p>SerialNum: 265.001</text:p>
            <text:p>Year:1952</text:p>
            <text:p>Cylinders:4</text:p>
            <text:p>Fuel:Bio</text:p>
            <text:p>Hull: Steel</text:p>
            <text:p>Max Depth: -252.52</text:p>
          </table:table-cell>
          <table:table-cell office:value-type="string" table:style-name="ce40">
            <text:p>“The ship capacity has been reached”</text:p>
            <text:p/>
            <text:p>Or similar meaningful error message</text:p>
          </table:table-cell>
          <table:table-cell office:value-type="string" table:style-name="ce39">
            <text:p>"Invalid input: java.lang.IllegalArgumentException: Invalid: no more space in Ship array"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office:value-type="float" office:value="5.4" table:style-name="ce37">
            <text:p>5.4</text:p>
          </table:table-cell>
          <table:table-cell table:style-name="ce41"/>
          <table:table-cell office:value-type="string" table:style-name="ce39">
            <text:p>View</text:p>
          </table:table-cell>
          <table:table-cell table:style-name="ce40"/>
          <table:table-cell office:value-type="string" table:style-name="ce40">
            <text:p>All 29 ships from full.csv + 298.657</text:p>
          </table:table-cell>
          <table:table-cell office:value-type="string" table:style-name="ce40">
            <text:p>All 29 ships from full.csv + 298.657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1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13">
          <table:covered-table-cell/>
          <table:table-cell office:value-type="float" office:value="5.0999999999999996" table:style-name="ce37">
            <text:p>5.1</text:p>
          </table:table-cell>
          <table:table-cell office:value-type="string" table:style-name="ce41">
            <text:p>Empty ShipStorage</text:p>
          </table:table-cell>
          <table:table-cell office:value-type="string" table:style-name="ce39">
            <text:p>View Ships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“There are currently no ships stored in the system”</text:p>
          </table:table-cell>
          <table:table-cell table:style-name="ce39"/>
          <table:table-cell office:value-type="string" table:style-name="ce39">
            <text:p>F</text:p>
          </table:table-cell>
          <table:covered-table-cell/>
          <table:table-cell table:number-columns-repeated="16375"/>
        </table:table-row>
        <table:table-row table:style-name="ro13">
          <table:covered-table-cell/>
          <table:table-cell office:value-type="float" office:value="5.2" table:style-name="ce37">
            <text:p>5.2</text:p>
          </table:table-cell>
          <table:table-cell table:style-name="ce41"/>
          <table:table-cell office:value-type="string" table:style-name="ce39">
            <text:p>Find Duplicates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“There are currently no ships stored in the system”</text:p>
          </table:table-cell>
          <table:table-cell table:style-name="ce39"/>
          <table:table-cell office:value-type="string" table:style-name="ce39">
            <text:p>F</text:p>
          </table:table-cell>
          <table:covered-table-cell/>
          <table:table-cell table:number-columns-repeated="16375"/>
        </table:table-row>
        <table:table-row table:style-name="ro7">
          <table:covered-table-cell/>
          <table:table-cell office:value-type="float" office:value="5.3" table:style-name="ce37">
            <text:p>5.3</text:p>
          </table:table-cell>
          <table:table-cell table:style-name="ce41"/>
          <table:table-cell office:value-type="string" table:style-name="ce39">
            <text:p>Calc Duration</text:p>
          </table:table-cell>
          <table:table-cell office:value-type="float" office:value="252" table:style-name="ce40">
            <text:p>252</text:p>
          </table:table-cell>
          <table:table-cell office:value-type="string" table:style-name="ce40">
            <text:p>“There are currently no ships stored in the system”</text:p>
          </table:table-cell>
          <table:table-cell office:value-type="string" table:style-name="ce39">
            <text:p>"The fastest ship is a <text:s/>with serial number of . It covers a distance of 252 metres in 10000000.00 seconds."</text:p>
          </table:table-cell>
          <table:table-cell office:value-type="string" table:style-name="ce39">
            <text:p>F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14">
          <table:covered-table-cell/>
          <table:table-cell office:value-type="float" office:value="6.1" table:style-name="ce37">
            <text:p>6.1</text:p>
          </table:table-cell>
          <table:table-cell office:value-type="string" table:style-name="ce41">
            <text:p>Missing Input File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Filenmae: notaCsv.txt</text:p>
            <text:p>(do NOT create a file with this name, the point is it does not exist)</text:p>
          </table:table-cell>
          <table:table-cell office:value-type="string" table:style-name="ce40">
            <text:p>“Invalid file name”</text:p>
            <text:p>(optional: either return to the menu or prompt for a new file name)</text:p>
          </table:table-cell>
          <table:table-cell office:value-type="string" table:style-name="ce39">
            <text:p>"ERROR: java.lang.IllegalArgumentException: Invalid data length</text:p>
            <text:p>Please enter a valid input." and returns to main menu.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7.1" table:style-name="ce37">
            <text:p>7.1</text:p>
          </table:table-cell>
          <table:table-cell office:value-type="string" table:style-name="ce41">
            <text:p>Empty Input File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Filenmae: EmptyFile.csv</text:p>
          </table:table-cell>
          <table:table-cell office:value-type="string" table:style-name="ce40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office:value-type="string" table:style-name="ce39">
            <text:p>returns to main menu</text:p>
          </table:table-cell>
          <table:table-cell office:value-type="string" table:style-name="ce39">
            <text:p>F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23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table-cell office:value-type="string" table:style-name="ce3">
            <text:p>ID</text:p>
          </table:table-cell>
          <table:table-cell office:value-type="string" table:style-name="ce4">
            <text:p>Category</text:p>
          </table:table-cell>
          <table:table-cell office:value-type="string" table:style-name="ce5">
            <text:p>Input/Operation</text:p>
          </table:table-cell>
          <table:table-cell office:value-type="string" table:style-name="ce6">
            <text:p>Test Data</text:p>
          </table:table-cell>
          <table:table-cell office:value-type="string" table:style-name="ce6">
            <text:p>Expected Behaviour</text:p>
          </table:table-cell>
          <table:table-cell office:value-type="string" table:style-name="ce5">
            <text:p>Actual Behaviour</text:p>
          </table:table-cell>
          <table:table-cell office:value-type="string" table:style-name="ce5">
            <text:p>Pass/Fail</text:p>
          </table:table-cell>
          <table:covered-table-cell/>
          <table:table-cell table:number-columns-repeated="16375"/>
        </table:table-row>
        <table:table-row table:style-name="ro4">
          <table:covered-table-cell/>
          <table:table-cell office:value-type="float" office:value="8.1" table:style-name="ce37">
            <text:p>8.1</text:p>
          </table:table-cell>
          <table:table-cell office:value-type="string" table:style-name="ce41">
            <text:p>Non-csv file</text:p>
          </table:table-cell>
          <table:table-cell office:value-type="string" table:style-name="ce39">
            <text:p>Load File</text:p>
          </table:table-cell>
          <table:table-cell office:value-type="string" table:style-name="ce40">
            <text:p>Filenmae: notaCsv.txt</text:p>
          </table:table-cell>
          <table:table-cell office:value-type="string" table:style-name="ce40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office:value-type="string" table:style-name="ce39">
            <text:p>"Error in file processing: notCsv.txt (The system cannot find the file specified)" and returns to main menu.</text:p>
          </table:table-cell>
          <table:table-cell office:value-type="string" table:style-name="ce39">
            <text:p>P</text:p>
          </table:table-cell>
          <table:covered-table-cell/>
          <table:table-cell table:number-columns-repeated="16375"/>
        </table:table-row>
        <table:table-row table:style-name="ro2">
          <table:covered-table-cell/>
          <table:table-cell table:number-columns-spanned="7" table:number-rows-spanned="2" table:style-name="ce36"/>
          <table:covered-table-cell table:number-columns-repeated="6"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 table:number-columns-repeated="6"/>
          <table:covered-table-cell/>
          <table:table-cell table:number-columns-repeated="16375"/>
        </table:table-row>
        <table:table-row table:number-rows-repeated="7" table:style-name="ro2" table:visibility="collapse">
          <table:table-cell table:style-name="ce13"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style-name="ce13"/>
          <table:table-cell table:number-columns-repeated="16375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office:value-type="string" table:style-name="ce13">
            <text:p>Distance</text:p>
          </table:table-cell>
          <table:table-cell office:value-type="float" office:value="252" table:style-name="ce15">
            <text:p>252</text:p>
          </table:table-cell>
          <table:table-cell table:style-name="ce16"/>
          <table:table-cell table:style-name="ce17"/>
          <table:table-cell table:style-name="ce15"/>
          <table:table-cell office:value-type="float" office:value="8.4951456310679609E-3" table:formula="of:=MIN([.G84:.G100])" table:style-name="ce15">
            <text:p>0.008495146</text:p>
          </table:table-cell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office:value-type="string" table:style-name="ce16">
            <text:p>cyl</text:p>
          </table:table-cell>
          <table:table-cell office:value-type="string" table:style-name="ce16">
            <text:p>maxDepth</text:p>
          </table:table-cell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office:value-type="float" office:value="4" table:style-name="ce15">
            <text:p>4</text:p>
          </table:table-cell>
          <table:table-cell office:value-type="float" office:value="-252.52" table:style-name="ce16">
            <text:p>-252.52</text:p>
          </table:table-cell>
          <table:table-cell office:value-type="float" office:value="0.23998171567880544" table:formula="of:=([.$D$83]/[.E85])*(1/(10+([.F85]*-1)))" table:style-name="ce15">
            <text:p>0.239981716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office:value-type="float" office:value="12" table:style-name="ce15">
            <text:p>12</text:p>
          </table:table-cell>
          <table:table-cell office:value-type="float" office:value="-125.6" table:style-name="ce16">
            <text:p>-125.6</text:p>
          </table:table-cell>
          <table:table-cell office:value-type="float" office:value="0.15486725663716813" table:formula="of:=([.$D$83]/[.E86])*(1/(10+([.F86]*-1)))" table:style-name="ce15">
            <text:p>0.154867257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style-name="ce14"/>
          <table:table-cell table:style-name="ce13"/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-345.62" table:style-name="ce16">
            <text:p>-345.62</text:p>
          </table:table-cell>
          <table:table-cell office:value-type="float" office:value="0.11810359372363759" table:formula="of:=([.$D$83]/[.E87])*(1/(10+([.F87]*-1)))" table:style-name="ce15">
            <text:p>0.118103594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3" table:style-name="ce1"/>
          <table:table-cell office:value-type="float" office:value="10" table:style-name="ce15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2.52" table:formula="of:=([.$D$83]/[.E88])*(1/(10+([.F88]*-1)))" table:style-name="ce15">
            <text:p>2.52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3" table:style-name="ce1"/>
          <table:table-cell office:value-type="float" office:value="8" table:style-name="ce15">
            <text:p>8</text:p>
          </table:table-cell>
          <table:table-cell office:value-type="float" office:value="-500" table:style-name="ce16">
            <text:p>-500</text:p>
          </table:table-cell>
          <table:table-cell office:value-type="float" office:value="6.1764705882352944E-2" table:formula="of:=([.$D$83]/[.E89])*(1/(10+([.F89]*-1)))" table:style-name="ce15">
            <text:p>0.061764706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3" table:style-name="ce1"/>
          <table:table-cell office:value-type="float" office:value="8" table:style-name="ce15">
            <text:p>8</text:p>
          </table:table-cell>
          <table:table-cell office:value-type="float" office:value="-356.25599999999997" table:style-name="ce16">
            <text:p>-356.256</text:p>
          </table:table-cell>
          <table:table-cell office:value-type="float" office:value="8.6005416976104157E-2" table:formula="of:=([.$D$83]/[.E90])*(1/(10+([.F90]*-1)))" table:style-name="ce15">
            <text:p>0.086005417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4" table:style-name="ce1"/>
          <table:table-cell table:style-name="ce18"/>
          <table:table-cell table:style-name="ce1"/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2" table:style-name="ce1"/>
          <table:table-cell table:style-name="ce15"/>
          <table:table-cell table:style-name="ce16"/>
          <table:table-cell office:value-type="string" table:style-name="ce16">
            <text:p>Wingspan</text:p>
          </table:table-cell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2" table:style-name="ce1"/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5.67" table:style-name="ce16">
            <text:p>5.67</text:p>
          </table:table-cell>
          <table:table-cell office:value-type="float" office:value="3.7037037037037035E-2" table:formula="of:=[.$D$83]/([.F93]*[.E93]*150)" table:style-name="ce15">
            <text:p>0.037037037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2" table:style-name="ce1"/>
          <table:table-cell office:value-type="string" table:style-name="ce1">
            <text:p>Fighter Jet 282.678: 0.06 hours</text:p>
          </table:table-cell>
          <table:table-cell office:value-type="float" office:value="16" table:style-name="ce15">
            <text:p>16</text:p>
          </table:table-cell>
          <table:table-cell office:value-type="float" office:value="12.36" table:style-name="ce16">
            <text:p>12.36</text:p>
          </table:table-cell>
          <table:table-cell office:value-type="float" office:value="8.4951456310679609E-3" table:formula="of:=[.$D$83]/([.F94]*[.E94]*150)" table:style-name="ce15">
            <text:p>0.008495146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3" table:style-name="ce1"/>
          <table:table-cell office:value-type="float" office:value="20" table:style-name="ce15">
            <text:p>20</text:p>
          </table:table-cell>
          <table:table-cell office:value-type="float" office:value="2.2000000000000002" table:style-name="ce16">
            <text:p>2.2</text:p>
          </table:table-cell>
          <table:table-cell office:value-type="float" office:value="3.8181818181818185E-2" table:formula="of:=[.$D$83]/([.F95]*[.E95]*150)" table:style-name="ce15">
            <text:p>0.038181818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/>
          <table:table-cell table:number-columns-repeated="3" table:style-name="ce1"/>
          <table:table-cell office:value-type="float" office:value="2" table:style-name="ce15">
            <text:p>2</text:p>
          </table:table-cell>
          <table:table-cell office:value-type="float" office:value="25.6" table:style-name="ce16">
            <text:p>25.6</text:p>
          </table:table-cell>
          <table:table-cell office:value-type="float" office:value="3.2812500000000001E-2" table:formula="of:=[.$D$83]/([.F96]*[.E96]*150)" table:style-name="ce15">
            <text:p>0.0328125</text:p>
          </table:table-cell>
          <table:table-cell table:style-name="ce15"/>
          <table:table-cell table:number-columns-repeated="16376"/>
        </table:table-row>
        <table:table-row table:style-name="ro2" table:visibility="collapse">
          <table:table-cell table:number-columns-repeated="4" table:style-name="ce1"/>
          <table:table-cell office:value-type="float" office:value="8" table:style-name="ce15">
            <text:p>8</text:p>
          </table:table-cell>
          <table:table-cell office:value-type="float" office:value="9.4499999999999993" table:style-name="ce16">
            <text:p>9.45</text:p>
          </table:table-cell>
          <table:table-cell office:value-type="float" office:value="2.2222222222222223E-2" table:formula="of:=[.$D$83]/([.F97]*[.E97]*150)" table:style-name="ce15">
            <text:p>0.022222222</text:p>
          </table:table-cell>
          <table:table-cell table:number-columns-repeated="16377"/>
        </table:table-row>
        <table:table-row table:style-name="ro2" table:visibility="collapse">
          <table:table-cell table:style-name="ce13"/>
          <table:table-cell table:style-name="ce14"/>
          <table:table-cell table:style-name="ce13"/>
          <table:table-cell table:style-name="ce1"/>
          <table:table-cell office:value-type="float" office:value="4" table:style-name="ce15">
            <text:p>4</text:p>
          </table:table-cell>
          <table:table-cell office:value-type="float" office:value="12.25" table:style-name="ce16">
            <text:p>12.25</text:p>
          </table:table-cell>
          <table:table-cell office:value-type="float" office:value="3.4285714285714287E-2" table:formula="of:=[.$D$83]/([.F98]*[.E98]*150)" table:style-name="ce15">
            <text:p>0.034285714</text:p>
          </table:table-cell>
          <table:table-cell table:number-columns-repeated="16377"/>
        </table:table-row>
        <table:table-row table:style-name="ro2" table:visibility="collapse">
          <table:table-cell table:style-name="ce13"/>
          <table:table-cell table:style-name="ce14"/>
          <table:table-cell table:style-name="ce13"/>
          <table:table-cell table:style-name="ce1"/>
          <table:table-cell office:value-type="float" office:value="16" table:style-name="ce15">
            <text:p>16</text:p>
          </table:table-cell>
          <table:table-cell office:value-type="float" office:value="10.15" table:style-name="ce16">
            <text:p>10.15</text:p>
          </table:table-cell>
          <table:table-cell office:value-type="float" office:value="1.0344827586206896E-2" table:formula="of:=[.$D$83]/([.F99]*[.E99]*150)" table:style-name="ce15">
            <text:p>0.010344828</text:p>
          </table:table-cell>
          <table:table-cell table:number-columns-repeated="16377"/>
        </table:table-row>
        <table:table-row table:style-name="ro2" table:visibility="collapse">
          <table:table-cell table:style-name="ce13"/>
          <table:table-cell table:style-name="ce14"/>
          <table:table-cell table:style-name="ce13"/>
          <table:table-cell table:number-columns-repeated="2" table:style-name="ce1"/>
          <table:table-cell table:style-name="ce18"/>
          <table:table-cell table:style-name="ce1"/>
          <table:table-cell table:number-columns-repeated="16377"/>
        </table:table-row>
        <table:table-row table:number-rows-repeated="2" table:style-name="ro2" table:visibility="collapse">
          <table:table-cell table:style-name="ce13"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 office:value-type="float" office:value="0" table:formula="of:=COUNT([.A105:.A118])" table:style-name="ce13">
            <text:p>0</text:p>
          </table:table-cell>
          <table:table-cell office:value-type="float" office:value="13" table:formula="of:=COUNT([.B105:.B118])" table:style-name="ce13">
            <text:p>13</text:p>
          </table:table-cell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 table:style-name="ce13"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197.542" table:style-name="ce14">
            <text:p>197.542</text:p>
          </table:table-cell>
          <table:table-cell office:value-type="float" office:value="1998" table:style-name="ce13">
            <text:p>1998</text:p>
          </table:table-cell>
          <table:table-cell office:value-type="float" office:value="8" table:style-name="ce15">
            <text:p>8</text:p>
          </table:table-cell>
          <table:table-cell office:value-type="string" table:style-name="ce16">
            <text:p>baTTeRY</text:p>
          </table:table-cell>
          <table:table-cell office:value-type="float" office:value="5.67" table:style-name="ce16">
            <text:p>5.67</text:p>
          </table:table-cell>
          <table:table-cell office:value-type="string" table:style-name="ce15">
            <text:p>10 mark 8 torpedoes</text:p>
          </table:table-cell>
          <table:table-cell table:number-columns-repeated="16377"/>
        </table:table-row>
        <table:table-row table:style-name="ro13" table:visibility="collapse">
          <table:table-cell office:value-type="string" table:style-name="ce13">
            <text:p>F</text:p>
          </table:table-cell>
          <table:table-cell office:value-type="float" office:value="282.678" table:style-name="ce14">
            <text:p>282.678</text:p>
          </table:table-cell>
          <table:table-cell office:value-type="float" office:value="2012" table:style-name="ce13">
            <text:p>2012</text:p>
          </table:table-cell>
          <table:table-cell office:value-type="float" office:value="16" table:style-name="ce15">
            <text:p>16</text:p>
          </table:table-cell>
          <table:table-cell office:value-type="string" table:style-name="ce16">
            <text:p>bio</text:p>
          </table:table-cell>
          <table:table-cell office:value-type="float" office:value="12.36" table:style-name="ce16">
            <text:p>12.36</text:p>
          </table:table-cell>
          <table:table-cell office:value-type="string" table:style-name="ce15">
            <text:p>phaser cannons and 15 homing missiles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282.678" table:style-name="ce14">
            <text:p>282.678</text:p>
          </table:table-cell>
          <table:table-cell office:value-type="float" office:value="2013" table:style-name="ce13">
            <text:p>2013</text:p>
          </table:table-cell>
          <table:table-cell office:value-type="float" office:value="20" table:style-name="ce15">
            <text:p>20</text:p>
          </table:table-cell>
          <table:table-cell office:value-type="string" table:style-name="ce16">
            <text:p>BIo</text:p>
          </table:table-cell>
          <table:table-cell office:value-type="float" office:value="2.2000000000000002" table:style-name="ce16">
            <text:p>2.2</text:p>
          </table:table-cell>
          <table:table-cell office:value-type="string" table:style-name="ce15">
            <text:p>Homing Missiles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245.197" table:style-name="ce14">
            <text:p>245.197</text:p>
          </table:table-cell>
          <table:table-cell office:value-type="float" office:value="1956" table:style-name="ce13">
            <text:p>1956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BIO</text:p>
          </table:table-cell>
          <table:table-cell office:value-type="float" office:value="25.6" table:style-name="ce16">
            <text:p>25.6</text:p>
          </table:table-cell>
          <table:table-cell office:value-type="string" table:style-name="ce15">
            <text:p>Arya Stark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298.86700000000002" table:style-name="ce14">
            <text:p>298.867</text:p>
          </table:table-cell>
          <table:table-cell office:value-type="float" office:value="2002" table:style-name="ce13">
            <text:p>2002</text:p>
          </table:table-cell>
          <table:table-cell office:value-type="float" office:value="8" table:style-name="ce15">
            <text:p>8</text:p>
          </table:table-cell>
          <table:table-cell office:value-type="string" table:style-name="ce16">
            <text:p>bio</text:p>
          </table:table-cell>
          <table:table-cell office:value-type="float" office:value="9.4499999999999993" table:style-name="ce16">
            <text:p>9.45</text:p>
          </table:table-cell>
          <table:table-cell office:value-type="string" table:style-name="ce15">
            <text:p>Angry Cats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256.00099999999998" table:style-name="ce14">
            <text:p>256.001</text:p>
          </table:table-cell>
          <table:table-cell office:value-type="float" office:value="2008" table:style-name="ce13">
            <text:p>2008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BIo</text:p>
          </table:table-cell>
          <table:table-cell office:value-type="float" office:value="12.25" table:style-name="ce16">
            <text:p>12.25</text:p>
          </table:table-cell>
          <table:table-cell office:value-type="string" table:style-name="ce15">
            <text:p>Marks Disappointment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100.3" table:style-name="ce14">
            <text:p>100.3</text:p>
          </table:table-cell>
          <table:table-cell office:value-type="float" office:value="1968" table:style-name="ce13">
            <text:p>1968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ieSeL</text:p>
          </table:table-cell>
          <table:table-cell office:value-type="float" office:value="5.46" table:style-name="ce16">
            <text:p>5.46</text:p>
          </table:table-cell>
          <table:table-cell office:value-type="string" table:style-name="ce15">
            <text:p>Mechanical Claws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F</text:p>
          </table:table-cell>
          <table:table-cell office:value-type="float" office:value="156.23599999999999" table:style-name="ce14">
            <text:p>156.236</text:p>
          </table:table-cell>
          <table:table-cell office:value-type="float" office:value="1985" table:style-name="ce13">
            <text:p>1985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BIO</text:p>
          </table:table-cell>
          <table:table-cell office:value-type="float" office:value="8.36" table:style-name="ce16">
            <text:p>8.36</text:p>
          </table:table-cell>
          <table:table-cell office:value-type="string" table:style-name="ce15">
            <text:p>Lasers</text:p>
          </table:table-cell>
          <table:table-cell table:number-columns-repeated="16377"/>
        </table:table-row>
        <table:table-row table:style-name="ro2" table:visibility="collapse">
          <table:table-cell table:style-name="ce13"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256.00099999999998" table:style-name="ce14">
            <text:p>256.001</text:p>
          </table:table-cell>
          <table:table-cell office:value-type="float" office:value="1952" table:style-name="ce13">
            <text:p>1952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BiO</text:p>
          </table:table-cell>
          <table:table-cell office:value-type="string" table:style-name="ce16">
            <text:p>STeEl</text:p>
          </table:table-cell>
          <table:table-cell office:value-type="float" office:value="-252.52" table:style-name="ce15">
            <text:p>-252.52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171.02500000000001" table:style-name="ce14">
            <text:p>171.025</text:p>
          </table:table-cell>
          <table:table-cell office:value-type="float" office:value="1993" table:style-name="ce13">
            <text:p>1993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diESel</text:p>
          </table:table-cell>
          <table:table-cell office:value-type="string" table:style-name="ce16">
            <text:p>alloy</text:p>
          </table:table-cell>
          <table:table-cell office:value-type="float" office:value="-125.6" table:style-name="ce15">
            <text:p>-125.6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156.01" table:style-name="ce14">
            <text:p>156.0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biO</text:p>
          </table:table-cell>
          <table:table-cell office:value-type="string" table:style-name="ce16">
            <text:p>STeEl</text:p>
          </table:table-cell>
          <table:table-cell office:value-type="float" office:value="-345.62" table:style-name="ce15">
            <text:p>-345.62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181.20500000000001" table:style-name="ce14">
            <text:p>181.205</text:p>
          </table:table-cell>
          <table:table-cell office:value-type="float" office:value="1973" table:style-name="ce13">
            <text:p>1973</text:p>
          </table:table-cell>
          <table:table-cell office:value-type="float" office:value="10" table:style-name="ce15">
            <text:p>10</text:p>
          </table:table-cell>
          <table:table-cell office:value-type="string" table:style-name="ce16">
            <text:p>diesel</text:p>
          </table:table-cell>
          <table:table-cell office:value-type="string" table:style-name="ce16">
            <text:p>alloy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300.99900000000002" table:style-name="ce14">
            <text:p>300.999</text:p>
          </table:table-cell>
          <table:table-cell office:value-type="float" office:value="2010" table:style-name="ce13">
            <text:p>2010</text:p>
          </table:table-cell>
          <table:table-cell office:value-type="float" office:value="8" table:style-name="ce15">
            <text:p>8</text:p>
          </table:table-cell>
          <table:table-cell office:value-type="string" table:style-name="ce16">
            <text:p>BaTTerY</text:p>
          </table:table-cell>
          <table:table-cell office:value-type="string" table:style-name="ce16">
            <text:p>STeEl</text:p>
          </table:table-cell>
          <table:table-cell office:value-type="float" office:value="-500" table:style-name="ce15">
            <text:p>-500</text:p>
          </table:table-cell>
          <table:table-cell table:number-columns-repeated="16377"/>
        </table:table-row>
        <table:table-row table:style-name="ro2" table:visibility="collapse">
          <table:table-cell office:value-type="string" table:style-name="ce13">
            <text:p>S</text:p>
          </table:table-cell>
          <table:table-cell office:value-type="float" office:value="298.65699999999998" table:style-name="ce14">
            <text:p>298.657</text:p>
          </table:table-cell>
          <table:table-cell office:value-type="float" office:value="2001" table:style-name="ce13">
            <text:p>2001</text:p>
          </table:table-cell>
          <table:table-cell office:value-type="float" office:value="8" table:style-name="ce15">
            <text:p>8</text:p>
          </table:table-cell>
          <table:table-cell office:value-type="string" table:style-name="ce16">
            <text:p>Diesel</text:p>
          </table:table-cell>
          <table:table-cell office:value-type="string" table:style-name="ce16">
            <text:p>Alloy</text:p>
          </table:table-cell>
          <table:table-cell office:value-type="float" office:value="-356.25599999999997" table:style-name="ce15">
            <text:p>-356.256</text:p>
          </table:table-cell>
          <table:table-cell table:number-columns-repeated="16377"/>
        </table:table-row>
        <table:table-row table:number-rows-repeated="9" table:style-name="ro2" table:visibility="collapse">
          <table:table-cell table:style-name="ce13"/>
          <table:table-cell table:style-name="ce14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5"/>
          <table:table-cell table:number-columns-repeated="16376"/>
        </table:table-row>
        <table:table-row table:number-rows-repeated="1048448" table:style-name="ro2" table:visibility="collapse">
          <table:table-cell table:number-columns-repeated="16384"/>
        </table:table-row>
      </table:table>
      <table:database-ranges>
        <table:database-range table:target-range-address="Sheet1.A105:Sheet1.G11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fo:background-color="#CFE7F5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CFE7F5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my A</meta:initial-creator>
    <dc:creator>Bert</dc:creator>
    <meta:creation-date>2019-05-23T22:21:31Z</meta:creation-date>
    <dc:date>2019-05-26T17:32:54Z</dc:date>
    <meta:editing-cycles>8</meta:editing-cycles>
    <meta:editing-duration>PT7117S</meta:editing-duration>
  </office:meta>
</office:document-meta>
</file>